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1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32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32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44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45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46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47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48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49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50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51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52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53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54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55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56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59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60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61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62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63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64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65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66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67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68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69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70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71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74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75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76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77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78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79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80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81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82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83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84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85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86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89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90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91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92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93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94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95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96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97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98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99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00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01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04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05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06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07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08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09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10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11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12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13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14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15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16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8.00pt" fo:font-weight="normal" fo:font-family="Times" style:font-family-asian="Times" style:font-family-complex="Times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right" fo:margin-top="12.00pt"/>
    </style:style>
    <style:style style:name="P2" style:family="paragraph">
      <style:paragraph-properties fo:line-height="100.00%" fo:text-align="right" fo:margin-top="12.00pt" fo:margin-bottom="36.00pt"/>
    </style:style>
    <style:style style:name="P3" style:family="paragraph">
      <style:paragraph-properties fo:line-height="100.00%" fo:text-align="right" fo:margin-bottom="20.00pt"/>
    </style:style>
    <style:style style:name="P4" style:family="paragraph">
      <style:paragraph-properties fo:line-height="100.00%" fo:text-align="right" fo:margin-top="12.00pt" fo:margin-bottom="36.00pt"/>
    </style:style>
    <style:style style:name="P5" style:family="paragraph">
      <style:paragraph-properties fo:line-height="100.00%" fo:text-align="left" fo:margin-top="6.00pt" fo:margin-bottom="12.00p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56.85pt"/>
          <style:tab-stop style:position="49340.10pt" style:leader-style="dotted"/>
          <style:tab-stop style:position="421116.25pt" style:type="right"/>
          <style:tab-stop style:position="-5.40pt"/>
        </style:tab-stops>
      </style:paragraph-properties>
    </style:style>
    <style:style style:name="P7" style:family="paragraph">
      <style:paragraph-properties fo:line-height="100.00%" fo:text-align="left" fo:margin-top="2.00pt" fo:margin-bottom="2.00p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56.85pt"/>
          <style:tab-stop style:position="49340.10pt" style:leader-style="dotted"/>
          <style:tab-stop style:position="421116.25pt" style:type="right"/>
          <style:tab-stop style:position="-5.40pt"/>
        </style:tab-stops>
      </style:paragraph-properties>
    </style:style>
    <style:style style:name="P9" style:family="paragraph">
      <style:paragraph-properties fo:line-height="100.00%" fo:text-align="left" fo:margin-left="5.40pt" fo:text-indent="-5.40pt">
        <style:tab-stops>
          <style:tab-stop style:position="56.85pt"/>
          <style:tab-stop style:position="49340.10pt" style:leader-style="dotted"/>
          <style:tab-stop style:position="421116.25pt" style:type="right"/>
          <style:tab-stop style:position="-5.4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56.85pt"/>
          <style:tab-stop style:position="49340.10pt" style:leader-style="dotted"/>
          <style:tab-stop style:position="421116.25pt" style:type="right"/>
          <style:tab-stop style:position="-5.4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56.85pt"/>
          <style:tab-stop style:position="49340.10pt" style:leader-style="dotted"/>
          <style:tab-stop style:position="421116.25pt" style:type="right"/>
          <style:tab-stop style:position="-5.4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56.85pt"/>
          <style:tab-stop style:position="49340.10pt" style:leader-style="dotted"/>
          <style:tab-stop style:position="421116.25pt" style:type="right"/>
          <style:tab-stop style:position="-5.4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56.85pt"/>
          <style:tab-stop style:position="49340.10pt" style:leader-style="dotted"/>
          <style:tab-stop style:position="421116.25pt" style:type="right"/>
          <style:tab-stop style:position="-5.4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center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408.7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408.7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406.5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406.5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407.25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5.40pt" fo:text-indent="-5.40pt">
        <style:tab-stops>
          <style:tab-stop style:position="407.25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409.5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409.50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413.25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5.40pt" fo:text-indent="-5.40pt">
        <style:tab-stops>
          <style:tab-stop style:position="413.25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center"/>
    </style:style>
    <style:style style:name="P43" style:family="paragraph">
      <style:paragraph-properties fo:line-height="100.00%" fo:text-align="left" fo:margin-left="5.40pt" fo:text-indent="-5.40pt">
        <style:tab-stops>
          <style:tab-stop style:position="75.00pt"/>
          <style:tab-stop style:position="32891.10pt"/>
          <style:tab-stop style:position="448176.25pt" style:type="right"/>
          <style:tab-stop style:position="-5.40pt"/>
          <style:tab-stop style:position="45.75pt"/>
          <style:tab-stop style:position="32891.10pt"/>
        </style:tab-stops>
      </style:paragraph-properties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left" fo:margin-left="5.40pt" fo:text-indent="-5.40pt">
        <style:tab-stops>
          <style:tab-stop style:position="75.00pt"/>
          <style:tab-stop style:position="32891.10pt"/>
          <style:tab-stop style:position="448176.25pt" style:type="right"/>
          <style:tab-stop style:position="-5.40pt"/>
          <style:tab-stop style:position="45.75pt"/>
          <style:tab-stop style:position="32891.10pt"/>
        </style:tab-stops>
      </style:paragraph-properties>
    </style:style>
    <style:style style:name="P46" style:family="paragraph">
      <style:paragraph-properties fo:line-height="100.00%" fo:text-align="center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5.40pt" fo:text-indent="-5.40pt">
        <style:tab-stops>
          <style:tab-stop style:position="75.00pt"/>
          <style:tab-stop style:position="32891.10pt"/>
          <style:tab-stop style:position="448176.25pt" style:type="right"/>
          <style:tab-stop style:position="-5.40pt"/>
          <style:tab-stop style:position="45.75pt"/>
          <style:tab-stop style:position="32891.10pt"/>
        </style:tab-stops>
      </style:paragraph-properties>
    </style:style>
    <style:style style:name="P49" style:family="paragraph">
      <style:paragraph-properties fo:line-height="100.00%" fo:text-align="center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5.40pt" fo:text-indent="-5.40pt">
        <style:tab-stops>
          <style:tab-stop style:position="75.00pt"/>
          <style:tab-stop style:position="32891.10pt"/>
          <style:tab-stop style:position="448176.25pt" style:type="right"/>
          <style:tab-stop style:position="-5.40pt"/>
          <style:tab-stop style:position="45.75pt"/>
          <style:tab-stop style:position="32891.10pt"/>
        </style:tab-stops>
      </style:paragraph-properties>
    </style:style>
    <style:style style:name="P52" style:family="paragraph">
      <style:paragraph-properties fo:line-height="100.00%" fo:text-align="center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5.40pt" fo:text-indent="-5.40pt">
        <style:tab-stops>
          <style:tab-stop style:position="75.00pt"/>
          <style:tab-stop style:position="32891.10pt"/>
          <style:tab-stop style:position="448176.25pt" style:type="right"/>
          <style:tab-stop style:position="-5.40pt"/>
          <style:tab-stop style:position="45.75pt"/>
          <style:tab-stop style:position="32891.10pt"/>
        </style:tab-stops>
      </style:paragraph-properties>
    </style:style>
    <style:style style:name="P55" style:family="paragraph">
      <style:paragraph-properties fo:line-height="100.00%" fo:text-align="center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5.40pt" fo:text-indent="-5.40pt">
        <style:tab-stops>
          <style:tab-stop style:position="75.00pt"/>
          <style:tab-stop style:position="32891.10pt"/>
          <style:tab-stop style:position="448176.25pt" style:type="right"/>
          <style:tab-stop style:position="-5.40pt"/>
          <style:tab-stop style:position="45.75pt"/>
          <style:tab-stop style:position="32891.10pt"/>
        </style:tab-stops>
      </style:paragraph-properties>
    </style:style>
    <style:style style:name="P58" style:family="paragraph">
      <style:paragraph-properties fo:line-height="100.00%" fo:text-align="center"/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5.40pt" fo:text-indent="-5.40pt">
        <style:tab-stops>
          <style:tab-stop style:position="75.00pt"/>
          <style:tab-stop style:position="32891.10pt"/>
          <style:tab-stop style:position="448176.25pt" style:type="right"/>
          <style:tab-stop style:position="-5.40pt"/>
          <style:tab-stop style:position="45.75pt"/>
          <style:tab-stop style:position="32891.10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/>
    </style:style>
    <style:style style:name="TableColumn0100" style:family="table-column">
      <style:table-column-properties style:column-width="0.864583in"/>
    </style:style>
    <style:style style:name="TableColumn0101" style:family="table-column">
      <style:table-column-properties style:column-width="0.833333in"/>
    </style:style>
    <style:style style:name="TableColumn0102" style:family="table-column">
      <style:table-column-properties style:column-width="2.617361in"/>
    </style:style>
    <style:style style:name="TableColumn0103" style:family="table-column">
      <style:table-column-properties style:column-width="0.975000in"/>
    </style:style>
    <style:style style:name="Table01" style:family="table">
      <style:table-properties style:width="5.290278in" fo:margin-left="0.000000in" style:writing-mode="lr" table:align="left" style:may-break-between-rows="true"/>
    </style:style>
    <style:style style:name="TableRow0100" style:family="table-row">
      <style:table-row-properties style:min-row-height="0.322917in"/>
    </style:style>
    <style:style style:name="TableCell010000" style:family="table-cell">
      <style:table-cell-properties fo:border-top="0.010417in solid #000000" fo:border-left="0.020833in solid #000000" fo:border-right="0.010417in solid #000000" fo:border-bottom="0.020833in solid #000000" fo:padding-left="0.075000in" fo:padding-right="0.075000in" fo:vertical-align="top" fo:background-color="#ffffff"/>
    </style:style>
    <style:style style:name="TableCell010001" style:family="table-cell">
      <style:table-cell-properties fo:border-top="0.010417in solid #000000" fo:border-left="0.010417in solid #000000" fo:border-right="0.010417in solid #000000" fo:border-bottom="0.020833in solid #000000" fo:padding-left="0.075000in" fo:padding-right="0.075000in" fo:vertical-align="top" fo:background-color="#ffffff"/>
    </style:style>
    <style:style style:name="TableCell010002" style:family="table-cell">
      <style:table-cell-properties fo:border-top="0.010417in solid #000000" fo:border-left="0.010417in solid #000000" fo:border-right="0.010417in solid #000000" fo:border-bottom="0.020833in solid #000000" fo:padding-left="0.075000in" fo:padding-right="0.075000in" fo:vertical-align="top" fo:background-color="#ffffff"/>
    </style:style>
    <style:style style:name="TableCell010003" style:family="table-cell">
      <style:table-cell-properties fo:border-top="0.010417in solid #000000" fo:border-left="0.010417in solid #000000" fo:border-right="0.020833in solid #000000" fo:border-bottom="0.020833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0417in solid #000000" fo:border-left="0.020833in solid #000000" fo:border-right="0.010417in solid #000000" fo:border-bottom="0.020833in solid #000000" fo:padding-left="0.075000in" fo:padding-right="0.075000in" fo:vertical-align="top" fo:background-color="#ffffff"/>
    </style:style>
    <style:style style:name="TableCell010101" style:family="table-cell">
      <style:table-cell-properties fo:border-top="0.010417in solid #000000" fo:border-left="0.010417in solid #000000" fo:border-right="0.010417in solid #000000" fo:border-bottom="0.020833in solid #000000" fo:padding-left="0.075000in" fo:padding-right="0.075000in" fo:vertical-align="top" fo:background-color="#ffffff"/>
    </style:style>
    <style:style style:name="TableCell010102" style:family="table-cell">
      <style:table-cell-properties fo:border-top="0.010417in solid #000000" fo:border-left="0.010417in solid #000000" fo:border-right="0.010417in solid #000000" fo:border-bottom="0.020833in solid #000000" fo:padding-left="0.075000in" fo:padding-right="0.075000in" fo:vertical-align="top" fo:background-color="#ffffff"/>
    </style:style>
    <style:style style:name="TableCell010103" style:family="table-cell">
      <style:table-cell-properties fo:border-top="0.010417in solid #000000" fo:border-left="0.010417in solid #000000" fo:border-right="0.020833in solid #000000" fo:border-bottom="0.020833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0417in solid #000000" fo:border-left="0.020833in solid #000000" fo:border-right="0.010417in solid #000000" fo:border-bottom="0.020833in solid #000000" fo:padding-left="0.075000in" fo:padding-right="0.075000in" fo:vertical-align="top" fo:background-color="#ffffff"/>
    </style:style>
    <style:style style:name="TableCell010201" style:family="table-cell">
      <style:table-cell-properties fo:border-top="0.010417in solid #000000" fo:border-left="0.010417in solid #000000" fo:border-right="0.010417in solid #000000" fo:border-bottom="0.020833in solid #000000" fo:padding-left="0.075000in" fo:padding-right="0.075000in" fo:vertical-align="top" fo:background-color="#ffffff"/>
    </style:style>
    <style:style style:name="TableCell010202" style:family="table-cell">
      <style:table-cell-properties fo:border-top="0.010417in solid #000000" fo:border-left="0.010417in solid #000000" fo:border-right="0.010417in solid #000000" fo:border-bottom="0.020833in solid #000000" fo:padding-left="0.075000in" fo:padding-right="0.075000in" fo:vertical-align="top" fo:background-color="#ffffff"/>
    </style:style>
    <style:style style:name="TableCell010203" style:family="table-cell">
      <style:table-cell-properties fo:border-top="0.010417in solid #000000" fo:border-left="0.010417in solid #000000" fo:border-right="0.020833in solid #000000" fo:border-bottom="0.020833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0417in solid #000000" fo:border-left="0.020833in solid #000000" fo:border-right="0.010417in solid #000000" fo:border-bottom="0.020833in solid #000000" fo:padding-left="0.075000in" fo:padding-right="0.075000in" fo:vertical-align="top" fo:background-color="#ffffff"/>
    </style:style>
    <style:style style:name="TableCell010301" style:family="table-cell">
      <style:table-cell-properties fo:border-top="0.010417in solid #000000" fo:border-left="0.010417in solid #000000" fo:border-right="0.010417in solid #000000" fo:border-bottom="0.020833in solid #000000" fo:padding-left="0.075000in" fo:padding-right="0.075000in" fo:vertical-align="top" fo:background-color="#ffffff"/>
    </style:style>
    <style:style style:name="TableCell010302" style:family="table-cell">
      <style:table-cell-properties fo:border-top="0.010417in solid #000000" fo:border-left="0.010417in solid #000000" fo:border-right="0.010417in solid #000000" fo:border-bottom="0.020833in solid #000000" fo:padding-left="0.075000in" fo:padding-right="0.075000in" fo:vertical-align="top" fo:background-color="#ffffff"/>
    </style:style>
    <style:style style:name="TableCell010303" style:family="table-cell">
      <style:table-cell-properties fo:border-top="0.010417in solid #000000" fo:border-left="0.010417in solid #000000" fo:border-right="0.020833in solid #000000" fo:border-bottom="0.020833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10417in solid #000000" fo:border-left="0.020833in solid #000000" fo:border-right="0.010417in solid #000000" fo:border-bottom="0.020833in solid #000000" fo:padding-left="0.075000in" fo:padding-right="0.075000in" fo:vertical-align="top" fo:background-color="#ffffff"/>
    </style:style>
    <style:style style:name="TableCell010401" style:family="table-cell">
      <style:table-cell-properties fo:border-top="0.010417in solid #000000" fo:border-left="0.010417in solid #000000" fo:border-right="0.010417in solid #000000" fo:border-bottom="0.020833in solid #000000" fo:padding-left="0.075000in" fo:padding-right="0.075000in" fo:vertical-align="top" fo:background-color="#ffffff"/>
    </style:style>
    <style:style style:name="TableCell010402" style:family="table-cell">
      <style:table-cell-properties fo:border-top="0.010417in solid #000000" fo:border-left="0.010417in solid #000000" fo:border-right="0.010417in solid #000000" fo:border-bottom="0.020833in solid #000000" fo:padding-left="0.075000in" fo:padding-right="0.075000in" fo:vertical-align="top" fo:background-color="#ffffff"/>
    </style:style>
    <style:style style:name="TableCell010403" style:family="table-cell">
      <style:table-cell-properties fo:border-top="0.010417in solid #000000" fo:border-left="0.010417in solid #000000" fo:border-right="0.020833in solid #000000" fo:border-bottom="0.020833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5.752083in"/>
    </style:style>
    <style:style style:name="Table02" style:family="table">
      <style:table-properties style:width="5.75208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0300" style:family="table-column">
      <style:table-column-properties style:column-width="5.720833in"/>
    </style:style>
    <style:style style:name="Table03" style:family="table">
      <style:table-properties style:width="5.720833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0400" style:family="table-column">
      <style:table-column-properties style:column-width="5.731250in"/>
    </style:style>
    <style:style style:name="Table04" style:family="table">
      <style:table-properties style:width="5.731250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0500" style:family="table-column">
      <style:table-column-properties style:column-width="5.762500in"/>
    </style:style>
    <style:style style:name="Table05" style:family="table">
      <style:table-properties style:width="5.762500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0600" style:family="table-column">
      <style:table-column-properties style:column-width="5.814583in"/>
    </style:style>
    <style:style style:name="Table06" style:family="table">
      <style:table-properties style:width="5.814583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0700" style:family="table-column">
      <style:table-column-properties style:column-width="1.116667in"/>
    </style:style>
    <style:style style:name="TableColumn0701" style:family="table-column">
      <style:table-column-properties style:column-width="0.710417in"/>
    </style:style>
    <style:style style:name="TableColumn0702" style:family="table-column">
      <style:table-column-properties style:column-width="0.929167in"/>
    </style:style>
    <style:style style:name="TableColumn0703" style:family="table-column">
      <style:table-column-properties style:column-width="0.856250in"/>
    </style:style>
    <style:style style:name="TableColumn0704" style:family="table-column">
      <style:table-column-properties style:column-width="0.939583in"/>
    </style:style>
    <style:style style:name="TableColumn0705" style:family="table-column">
      <style:table-column-properties style:column-width="0.981250in"/>
    </style:style>
    <style:style style:name="Table07" style:family="table">
      <style:table-properties style:width="5.533333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0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0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003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004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005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1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1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103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104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105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2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2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203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204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205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3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3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303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304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305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4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4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403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404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405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5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5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503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504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505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2"><text:span text:style-name="T2">Documento de Especificação</text:span><text:span text:style-name="T3"><text:s/></text:span></text:p>
      <text:p text:style-name="P2"><text:span text:style-name="T3">Suplementar </text:span></text:p>
      <text:p text:style-name="P3"><text:span text:style-name="T4">para</text:span></text:p>
      <text:p text:style-name="P4"><text:span text:style-name="T5">Calculadora_basica</text:span></text:p>
      <text:p text:style-name="P4"><text:span text:style-name="T6"/></text:p>
      <text:p text:style-name="P4"><text:span text:style-name="T7">Escrito por Jefferson Lourenço Pires</text:span></text:p>
      <text:p text:style-name="P4"><text:span text:style-name="T7">Faculdade de Tecnologia - UNICAMP</text:span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9">Revision History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7"><text:span text:style-name="T11">Name</text:span><text:span text:style-name="T12"/></text:p>
          </table:table-cell>
          <table:table-cell table:style-name="TableCell010001">
            <text:p text:style-name="P7"><text:span text:style-name="T13">Date</text:span><text:span text:style-name="T14"/></text:p>
          </table:table-cell>
          <table:table-cell table:style-name="TableCell010002">
            <text:p text:style-name="P7"><text:span text:style-name="T15">Reason For Changes</text:span><text:span text:style-name="T16"/></text:p>
          </table:table-cell>
          <table:table-cell table:style-name="TableCell010003">
            <text:p text:style-name="P7"><text:span text:style-name="T17">Version</text:span><text:span text:style-name="T18"/></text:p>
          </table:table-cell>
        </table:table-row>
        <table:table-row table:style-name="TableRow0101">
          <table:table-cell table:style-name="TableCell010100">
            <text:p text:style-name="P10"><text:span text:style-name="T19">Jefferson</text:span><text:span text:style-name="T20"/></text:p>
          </table:table-cell>
          <table:table-cell table:style-name="TableCell010101">
            <text:p text:style-name="P10"><text:span text:style-name="T21">27/04/16</text:span><text:span text:style-name="T22"/></text:p>
          </table:table-cell>
          <table:table-cell table:style-name="TableCell010102">
            <text:p text:style-name="P10"><text:span text:style-name="T22"/></text:p>
          </table:table-cell>
          <table:table-cell table:style-name="TableCell010103">
            <text:p text:style-name="P10"><text:span text:style-name="T23">0.1</text:span><text:span text:style-name="T24"/></text:p>
          </table:table-cell>
        </table:table-row>
        <table:table-row table:style-name="TableRow0102">
          <table:table-cell table:style-name="TableCell010200">
            <text:p text:style-name="P12"><text:span text:style-name="T25">Jefferson</text:span><text:span text:style-name="T26"/></text:p>
          </table:table-cell>
          <table:table-cell table:style-name="TableCell010201">
            <text:p text:style-name="P12"><text:span text:style-name="T27">11/05/16</text:span><text:span text:style-name="T28"/></text:p>
          </table:table-cell>
          <table:table-cell table:style-name="TableCell010202">
            <text:p text:style-name="P12"><text:span text:style-name="T29">Incluido a tabela de atributos</text:span><text:span text:style-name="T30"/></text:p>
          </table:table-cell>
          <table:table-cell table:style-name="TableCell010203">
            <text:p text:style-name="P12"><text:span text:style-name="T31">0.2</text:span><text:span text:style-name="T32"/></text:p>
          </table:table-cell>
        </table:table-row>
        <table:table-row table:style-name="TableRow0103">
          <table:table-cell table:style-name="TableCell010300">
            <text:p text:style-name="P14"><text:span text:style-name="T33">Jefferson</text:span><text:span text:style-name="T34"/></text:p>
          </table:table-cell>
          <table:table-cell table:style-name="TableCell010301">
            <text:p text:style-name="P14"><text:span text:style-name="T35">17/05/16</text:span><text:span text:style-name="T36"/></text:p>
          </table:table-cell>
          <table:table-cell table:style-name="TableCell010302">
            <text:p text:style-name="P14"><text:span text:style-name="T37">Incluido a matriz de rastreabilidade</text:span><text:span text:style-name="T38"/></text:p>
          </table:table-cell>
          <table:table-cell table:style-name="TableCell010303">
            <text:p text:style-name="P14"><text:span text:style-name="T39">0.3</text:span><text:span text:style-name="T40"/></text:p>
          </table:table-cell>
        </table:table-row>
        <table:table-row table:style-name="TableRow0104">
          <table:table-cell table:style-name="TableCell010400">
            <text:p text:style-name="P16"><text:span text:style-name="T40"/></text:p>
          </table:table-cell>
          <table:table-cell table:style-name="TableCell010401">
            <text:p text:style-name="P16"><text:span text:style-name="T40"/></text:p>
          </table:table-cell>
          <table:table-cell table:style-name="TableCell010402">
            <text:p text:style-name="P16"><text:span text:style-name="T40"/></text:p>
          </table:table-cell>
          <table:table-cell table:style-name="TableCell010403">
            <text:p text:style-name="P16"><text:span text:style-name="T40"/></text:p>
          </table:table-cell>
        </table:table-row>
      </table:table>
      <text:p text:style-name="P18"><text:span text:style-name="T40"/></text:p>
      <text:p text:style-name="P19"><text:span text:style-name="T40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/></text:p>
      <text:p text:style-name="P20"><text:span text:style-name="T41">Tabelas de atributos</text:span></text:p>
      <text:p text:style-name="P20"><text:span text:style-name="T42"/></text:p>
      <text:p text:style-name="P20"><text:span text:style-name="T42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22"><text:span text:style-name="T43">Identificador:<text:s/></text:span><text:span text:style-name="T44">1</text:span></text:p>
            <text:p text:style-name="P22"><text:span text:style-name="T45">Nome</text:span><text:span text:style-name="T46">: Soma</text:span></text:p>
            <text:p text:style-name="P22"><text:span text:style-name="T47">Descrição</text:span><text:span text:style-name="T48">: Realizar operações de soma.</text:span></text:p>
            <text:p text:style-name="P22"><text:span text:style-name="T49">Categorização de KANO</text:span><text:span text:style-name="T50">: Básico</text:span></text:p>
            <text:p text:style-name="P22"><text:span text:style-name="T51">Responsabilidade</text:span><text:span text:style-name="T52">: Jefferson</text:span></text:p>
            <text:p text:style-name="P22"><text:span text:style-name="T53">Fonte</text:span><text:span text:style-name="T54">: Guilherme</text:span></text:p>
            <text:p text:style-name="P22"><text:span text:style-name="T55">Autor</text:span><text:span text:style-name="T56">: Jefferson</text:span><text:span text:style-name="T57"/></text:p>
          </table:table-cell>
        </table:table-row>
      </table:table>
      <text:p text:style-name="P24"><text:span text:style-name="T57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26"><text:span text:style-name="T58">Identificador:<text:s/></text:span><text:span text:style-name="T59">2</text:span></text:p>
            <text:p text:style-name="P26"><text:span text:style-name="T60">Nome</text:span><text:span text:style-name="T61">: Subtração</text:span></text:p>
            <text:p text:style-name="P26"><text:span text:style-name="T62">Descrição</text:span><text:span text:style-name="T63">: Realizar operações de subtração.</text:span></text:p>
            <text:p text:style-name="P26"><text:span text:style-name="T64">Categorização de KANO</text:span><text:span text:style-name="T65">: Básico</text:span></text:p>
            <text:p text:style-name="P26"><text:span text:style-name="T66">Responsabilidade</text:span><text:span text:style-name="T67">: Jefferson</text:span></text:p>
            <text:p text:style-name="P26"><text:span text:style-name="T68">Fonte</text:span><text:span text:style-name="T69">: Guilherme</text:span></text:p>
            <text:p text:style-name="P26"><text:span text:style-name="T70">Autor</text:span><text:span text:style-name="T71">: Jefferson</text:span><text:span text:style-name="T72"/></text:p>
          </table:table-cell>
        </table:table-row>
      </table:table>
      <text:p text:style-name="P28"><text:span text:style-name="T72"/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30"><text:span text:style-name="T73">Identificador:<text:s/></text:span><text:span text:style-name="T74">3</text:span></text:p>
            <text:p text:style-name="P30"><text:span text:style-name="T75">Nome</text:span><text:span text:style-name="T76">: Divisão</text:span></text:p>
            <text:p text:style-name="P30"><text:span text:style-name="T77">Descrição</text:span><text:span text:style-name="T78">: Realizar operações de divisão.</text:span></text:p>
            <text:p text:style-name="P30"><text:span text:style-name="T79">Categorização de KANO</text:span><text:span text:style-name="T80">: Básico</text:span></text:p>
            <text:p text:style-name="P30"><text:span text:style-name="T81">Responsabilidade</text:span><text:span text:style-name="T82">: Jefferson</text:span></text:p>
            <text:p text:style-name="P30"><text:span text:style-name="T83">Fonte</text:span><text:span text:style-name="T84">: Guilherme</text:span></text:p>
            <text:p text:style-name="P30"><text:span text:style-name="T85">Autor</text:span><text:span text:style-name="T86">: Jefferson</text:span><text:span text:style-name="T87"/></text:p>
          </table:table-cell>
        </table:table-row>
      </table:table>
      <text:p text:style-name="P32"><text:span text:style-name="T87"/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34"><text:span text:style-name="T88">Identificador:<text:s/></text:span><text:span text:style-name="T89">4</text:span></text:p>
            <text:p text:style-name="P34"><text:span text:style-name="T90">Nome</text:span><text:span text:style-name="T91">: Multiplicação</text:span></text:p>
            <text:p text:style-name="P34"><text:span text:style-name="T92">Descrição</text:span><text:span text:style-name="T93">: Realizar operações de multiplicação.</text:span></text:p>
            <text:p text:style-name="P34"><text:span text:style-name="T94">Categorização de KANO</text:span><text:span text:style-name="T95">: Básico</text:span></text:p>
            <text:p text:style-name="P34"><text:span text:style-name="T96">Responsabilidade</text:span><text:span text:style-name="T97">: Jefferson</text:span></text:p>
            <text:p text:style-name="P34"><text:span text:style-name="T98">Fonte</text:span><text:span text:style-name="T99">: Guilherme</text:span></text:p>
            <text:p text:style-name="P34"><text:span text:style-name="T100">Autor</text:span><text:span text:style-name="T101">: Jefferson</text:span></text:p>
            <text:p text:style-name="P34"><text:span text:style-name="T102"/></text:p>
          </table:table-cell>
        </table:table-row>
      </table:table>
      <text:p text:style-name="P36"><text:span text:style-name="T102"/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38"><text:span text:style-name="T103">Identificador:<text:s/></text:span><text:span text:style-name="T104">5</text:span></text:p>
            <text:p text:style-name="P38"><text:span text:style-name="T105">Nome</text:span><text:span text:style-name="T106">: Múltiplas operações</text:span></text:p>
            <text:p text:style-name="P38"><text:span text:style-name="T107">Descrição</text:span><text:span text:style-name="T108">: O usuário pode realizar quantas operações quizer com o software sem precisar reiniciar o mesmo. O usuário também pode utilizar o resultado de uma operação como operando para uma nova operação.</text:span></text:p>
            <text:p text:style-name="P38"><text:span text:style-name="T109">Categorização de KANO</text:span><text:span text:style-name="T110">: Básico</text:span></text:p>
            <text:p text:style-name="P38"><text:span text:style-name="T111">Responsabilidade</text:span><text:span text:style-name="T112">: Jefferson</text:span></text:p>
            <text:p text:style-name="P38"><text:span text:style-name="T113">Fonte</text:span><text:span text:style-name="T114">: Guilherme</text:span></text:p>
            <text:p text:style-name="P38"><text:span text:style-name="T115">Autor</text:span><text:span text:style-name="T116">: Jefferson</text:span></text:p>
            <text:p text:style-name="P38"><text:span text:style-name="T117"/></text:p>
          </table:table-cell>
        </table:table-row>
      </table:table>
      <text:p text:style-name="P40"><text:span text:style-name="T117"/></text:p>
      <text:p text:style-name="P41"><text:span text:style-name="T117"/></text:p>
      <text:p text:style-name="P41"><text:span text:style-name="T117"/></text:p>
      <text:p text:style-name="P42"><text:span text:style-name="T117"/></text:p>
      <text:p text:style-name="P42"><text:span text:style-name="T118">Matriz de Rastreabilidade</text:span></text:p>
      <text:p text:style-name="P42"><text:span text:style-name="T119"/></text:p>
      <table:table table:style-name="Table07">
        <table:table-column table:style-name="TableColumn0700"/>
        <table:table-column table:style-name="TableColumn0701"/>
        <table:table-column table:style-name="TableColumn0702"/>
        <table:table-column table:style-name="TableColumn0703"/>
        <table:table-column table:style-name="TableColumn0704"/>
        <table:table-column table:style-name="TableColumn0705"/>
        <table:table-row table:style-name="TableRow0700">
          <table:table-cell table:style-name="TableCell070000">
            <text:p text:style-name="P44"><text:span text:style-name="T120">ID</text:span><text:span text:style-name="T121"/></text:p>
          </table:table-cell>
          <table:table-cell table:style-name="TableCell070001">
            <text:p text:style-name="P44"><text:span text:style-name="T122">1</text:span><text:span text:style-name="T123"/></text:p>
          </table:table-cell>
          <table:table-cell table:style-name="TableCell070002">
            <text:p text:style-name="P44"><text:span text:style-name="T124">2</text:span><text:span text:style-name="T125"/></text:p>
          </table:table-cell>
          <table:table-cell table:style-name="TableCell070003">
            <text:p text:style-name="P44"><text:span text:style-name="T126">3</text:span><text:span text:style-name="T127"/></text:p>
          </table:table-cell>
          <table:table-cell table:style-name="TableCell070004">
            <text:p text:style-name="P44"><text:span text:style-name="T128">4</text:span><text:span text:style-name="T129"/></text:p>
          </table:table-cell>
          <table:table-cell table:style-name="TableCell070005">
            <text:p text:style-name="P44"><text:span text:style-name="T130">5</text:span><text:span text:style-name="T131"/></text:p>
          </table:table-cell>
        </table:table-row>
        <table:table-row table:style-name="TableRow0701">
          <table:table-cell table:style-name="TableCell070100">
            <text:p text:style-name="P46"><text:span text:style-name="T132">1</text:span><text:span text:style-name="T133"/></text:p>
          </table:table-cell>
          <table:table-cell table:style-name="TableCell070101">
            <text:p text:style-name="P47"><text:span text:style-name="T133"/></text:p>
          </table:table-cell>
          <table:table-cell table:style-name="TableCell070102">
            <text:p text:style-name="P47"><text:span text:style-name="T134"><text:s/></text:span><text:span text:style-name="T135"/></text:p>
          </table:table-cell>
          <table:table-cell table:style-name="TableCell070103">
            <text:p text:style-name="P47"><text:span text:style-name="T135"/></text:p>
          </table:table-cell>
          <table:table-cell table:style-name="TableCell070104">
            <text:p text:style-name="P47"><text:span text:style-name="T135"/></text:p>
          </table:table-cell>
          <table:table-cell table:style-name="TableCell070105">
            <text:p text:style-name="P47"><text:span text:style-name="T135"/></text:p>
          </table:table-cell>
        </table:table-row>
        <table:table-row table:style-name="TableRow0702">
          <table:table-cell table:style-name="TableCell070200">
            <text:p text:style-name="P49"><text:span text:style-name="T136">2</text:span><text:span text:style-name="T137"/></text:p>
          </table:table-cell>
          <table:table-cell table:style-name="TableCell070201">
            <text:p text:style-name="P50"><text:span text:style-name="T137"/></text:p>
          </table:table-cell>
          <table:table-cell table:style-name="TableCell070202">
            <text:p text:style-name="P50"><text:span text:style-name="T137"/></text:p>
          </table:table-cell>
          <table:table-cell table:style-name="TableCell070203">
            <text:p text:style-name="P50"><text:span text:style-name="T137"/></text:p>
          </table:table-cell>
          <table:table-cell table:style-name="TableCell070204">
            <text:p text:style-name="P50"><text:span text:style-name="T137"/></text:p>
          </table:table-cell>
          <table:table-cell table:style-name="TableCell070205">
            <text:p text:style-name="P50"><text:span text:style-name="T137"/></text:p>
          </table:table-cell>
        </table:table-row>
        <table:table-row table:style-name="TableRow0703">
          <table:table-cell table:style-name="TableCell070300">
            <text:p text:style-name="P52"><text:span text:style-name="T138">3</text:span><text:span text:style-name="T139"/></text:p>
          </table:table-cell>
          <table:table-cell table:style-name="TableCell070301">
            <text:p text:style-name="P53"><text:span text:style-name="T139"/></text:p>
          </table:table-cell>
          <table:table-cell table:style-name="TableCell070302">
            <text:p text:style-name="P53"><text:span text:style-name="T139"/></text:p>
          </table:table-cell>
          <table:table-cell table:style-name="TableCell070303">
            <text:p text:style-name="P53"><text:span text:style-name="T139"/></text:p>
          </table:table-cell>
          <table:table-cell table:style-name="TableCell070304">
            <text:p text:style-name="P53"><text:span text:style-name="T139"/></text:p>
          </table:table-cell>
          <table:table-cell table:style-name="TableCell070305">
            <text:p text:style-name="P53"><text:span text:style-name="T139"/></text:p>
          </table:table-cell>
        </table:table-row>
        <table:table-row table:style-name="TableRow0704">
          <table:table-cell table:style-name="TableCell070400">
            <text:p text:style-name="P55"><text:span text:style-name="T140">4</text:span><text:span text:style-name="T141"/></text:p>
          </table:table-cell>
          <table:table-cell table:style-name="TableCell070401">
            <text:p text:style-name="P56"><text:span text:style-name="T141"/></text:p>
          </table:table-cell>
          <table:table-cell table:style-name="TableCell070402">
            <text:p text:style-name="P56"><text:span text:style-name="T141"/></text:p>
          </table:table-cell>
          <table:table-cell table:style-name="TableCell070403">
            <text:p text:style-name="P56"><text:span text:style-name="T141"/></text:p>
          </table:table-cell>
          <table:table-cell table:style-name="TableCell070404">
            <text:p text:style-name="P56"><text:span text:style-name="T141"/></text:p>
          </table:table-cell>
          <table:table-cell table:style-name="TableCell070405">
            <text:p text:style-name="P56"><text:span text:style-name="T141"/></text:p>
          </table:table-cell>
        </table:table-row>
        <table:table-row table:style-name="TableRow0705">
          <table:table-cell table:style-name="TableCell070500">
            <text:p text:style-name="P58"><text:span text:style-name="T142">5</text:span><text:span text:style-name="T143"/></text:p>
          </table:table-cell>
          <table:table-cell table:style-name="TableCell070501">
            <text:p text:style-name="P59"><text:span text:style-name="T143"/></text:p>
          </table:table-cell>
          <table:table-cell table:style-name="TableCell070502">
            <text:p text:style-name="P59"><text:span text:style-name="T143"/></text:p>
          </table:table-cell>
          <table:table-cell table:style-name="TableCell070503">
            <text:p text:style-name="P59"><text:span text:style-name="T143"/></text:p>
          </table:table-cell>
          <table:table-cell table:style-name="TableCell070504">
            <text:p text:style-name="P59"><text:span text:style-name="T143"/></text:p>
          </table:table-cell>
          <table:table-cell table:style-name="TableCell070505">
            <text:p text:style-name="P59"><text:span text:style-name="T143"/></text:p>
          </table:table-cell>
        </table:table-row>
      </table:table>
      <text:p text:style-name="P61"><text:span text:style-name="T143"/></text:p>
      <text:p text:style-name="P62"><text:span text:style-name="T1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